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left"/>
    </style:style>
    <style:style style:name="Table1.A" style:family="table-column">
      <style:table-column-properties style:column-width="1.584in"/>
    </style:style>
    <style:style style:name="Table1.B" style:family="table-column">
      <style:table-column-properties style:column-width="3.0215in"/>
    </style:style>
    <style:style style:name="Table1.C" style:family="table-column">
      <style:table-column-properties style:column-width="2.0868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Preformatted_20_Text">
      <style:paragraph-properties style:writing-mode="lr-tb"/>
    </style:style>
    <style:style style:name="P8" style:family="paragraph" style:parent-style-name="Preformatted_20_Text">
      <style:paragraph-properties fo:margin-top="0in" fo:margin-bottom="0.1965in" style:writing-mode="lr-tb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Strong_20_Emphasis">Lesson: Linking in HTML – Relative, Absolute, Internal, External, and Same-Page Links</text:span></text:h>
      <text:p text:style-name="Text_20_body">Links are one of the most important parts of the web.<text:line-break/>They connect pages, resources, and ideas together. In HTML, links are created using the <text:span text:style-name="Source_20_Text">&lt;a&gt;</text:span> tag, also known as an <text:span text:style-name="Strong_20_Emphasis">anchor element</text:span>.</text:p>
      <text:p text:style-name="Horizontal_20_Line"/>
      <text:h text:style-name="Heading_20_2" text:outline-level="2"><text:span text:style-name="Strong_20_Emphasis">1. Anatomy of an HTML Link</text:span></text:h>
      <text:p text:style-name="Preformatted_20_Text">html</text:p>
      <text:p text:style-name="Preformatted_20_Text">CopyEdit</text:p>
      <text:p text:style-name="P8"><text:span text:style-name="Source_20_Text">&lt;a href="URL"&gt;Clickable Text&lt;/a&gt;</text:span></text:p>
      <text:list xml:id="list6172129074044707612" text:style-name="L1">
        <text:list-item>
          <text:p text:style-name="P1"><text:span text:style-name="Strong_20_Emphasis"><text:span text:style-name="Source_20_Text">href</text:span></text:span> (Hypertext REFerence) tells the browser <text:span text:style-name="Emphasis">where</text:span> to go.</text:p>
        </text:list-item>
        <text:list-item>
          <text:p text:style-name="P1"><text:span text:style-name="Strong_20_Emphasis">Clickable Text</text:span> is what users see and click on.</text:p>
        </text:list-item>
      </text:list>
      <text:p text:style-name="Horizontal_20_Line"/>
      <text:h text:style-name="Heading_20_2" text:outline-level="2"><text:span text:style-name="Strong_20_Emphasis">2. Types of Links</text:span></text:h>
      <text:h text:style-name="Heading_20_3" text:outline-level="3"><text:span text:style-name="Strong_20_Emphasis">A. Absolute Links</text:span></text:h>
      <text:p text:style-name="Text_20_body">Absolute links contain the <text:span text:style-name="Emphasis">full</text:span> path (protocol + domain + path).<text:line-break/>They always point to the same place, no matter where the HTML file is located.</text:p>
      <text:h text:style-name="Heading_20_4" text:outline-level="4"><text:span text:style-name="Strong_20_Emphasis">Example (External Absolute Link)</text:span></text:h>
      <text:p text:style-name="Preformatted_20_Text">html</text:p>
      <text:p text:style-name="Preformatted_20_Text">CopyEdit</text:p>
      <text:p text:style-name="P8"><text:span text:style-name="Source_20_Text">&lt;a href="https://www.example.com/about.html"&gt;Visit Example About Page&lt;/a&gt;</text:span></text:p>
      <text:list xml:id="list4819900383817603871" text:style-name="L2">
        <text:list-item>
          <text:p text:style-name="P2">Starts with <text:span text:style-name="Source_20_Text">http://</text:span> or <text:span text:style-name="Source_20_Text">https://</text:span></text:p>
        </text:list-item>
        <text:list-item>
          <text:p text:style-name="P2">Can be to any website on the internet.</text:p>
        </text:list-item>
      </text:list>
      <text:h text:style-name="Heading_20_4" text:outline-level="4"><text:span text:style-name="Strong_20_Emphasis">Example (Internal Absolute Link from site root)</text:span></text:h>
      <text:p text:style-name="Preformatted_20_Text">html</text:p>
      <text:p text:style-name="Preformatted_20_Text">CopyEdit</text:p>
      <text:p text:style-name="P8"><text:span text:style-name="Source_20_Text">&lt;a href="/mgu/technology/html_css_js_part_1-3.html"&gt;HTML/CSS/JS Lesson&lt;/a&gt;</text:span></text:p>
      <text:list xml:id="list8977951660173272267" text:style-name="L3">
        <text:list-item>
          <text:p text:style-name="P3">Starts with <text:span text:style-name="Source_20_Text">/</text:span> meaning "start from the site root"</text:p>
        </text:list-item>
        <text:list-item>
          <text:p text:style-name="P3">Works anywhere on the same site.</text:p>
        </text:list-item>
      </text:list>
      <text:p text:style-name="Text_20_body"><text:span text:style-name="Strong_20_Emphasis">When to use:</text:span></text:p>
      <text:list xml:id="list8610030261471381578" text:style-name="L4">
        <text:list-item>
          <text:p text:style-name="P4">External websites</text:p>
        </text:list-item>
        <text:list-item>
          <text:p text:style-name="P4"><text:soft-page-break/>Internal links you want to always work regardless of folder location.</text:p>
        </text:list-item>
      </text:list>
      <text:p text:style-name="Horizontal_20_Line"/>
      <text:h text:style-name="Heading_20_3" text:outline-level="3"><text:span text:style-name="Strong_20_Emphasis">B. Relative Links</text:span></text:h>
      <text:p text:style-name="Text_20_body">Relative links are <text:span text:style-name="Strong_20_Emphasis">relative to the current page’s location</text:span> in the folder structure.</text:p>
      <text:h text:style-name="Heading_20_4" text:outline-level="4"><text:span text:style-name="Strong_20_Emphasis">1. Same folder</text:span></text:h>
      <text:p text:style-name="Text_20_body">If the file is in the same folder as the current page:</text:p>
      <text:p text:style-name="Preformatted_20_Text">html</text:p>
      <text:p text:style-name="Preformatted_20_Text">CopyEdit</text:p>
      <text:p text:style-name="P8"><text:span text:style-name="Source_20_Text">&lt;a href="lesson2.html"&gt;Lesson 2&lt;/a&gt;</text:span></text:p>
      <text:h text:style-name="Heading_20_4" text:outline-level="4"><text:span text:style-name="Strong_20_Emphasis">2. Subfolder</text:span></text:h>
      <text:p text:style-name="Text_20_body">If the target file is in a folder inside the current one:</text:p>
      <text:p text:style-name="Preformatted_20_Text">html</text:p>
      <text:p text:style-name="Preformatted_20_Text">CopyEdit</text:p>
      <text:p text:style-name="P8"><text:span text:style-name="Source_20_Text">&lt;a href="technology/lesson3.html"&gt;Lesson 3&lt;/a&gt;</text:span></text:p>
      <text:h text:style-name="Heading_20_4" text:outline-level="4"><text:span text:style-name="Strong_20_Emphasis">3. Parent folder</text:span></text:h>
      <text:p text:style-name="Text_20_body">Use <text:span text:style-name="Source_20_Text">..</text:span> to go up one folder level:</text:p>
      <text:p text:style-name="Preformatted_20_Text">html</text:p>
      <text:p text:style-name="Preformatted_20_Text">CopyEdit</text:p>
      <text:p text:style-name="P8"><text:span text:style-name="Source_20_Text">&lt;a href="../lesson1.html"&gt;Back to Lesson 1&lt;/a&gt;</text:span></text:p>
      <text:h text:style-name="Heading_20_4" text:outline-level="4"><text:span text:style-name="Strong_20_Emphasis">4. Multiple levels up</text:span></text:h>
      <text:p text:style-name="Text_20_body">Each <text:span text:style-name="Source_20_Text">../</text:span> moves one level higher:</text:p>
      <text:p text:style-name="Preformatted_20_Text">html</text:p>
      <text:p text:style-name="Preformatted_20_Text">CopyEdit</text:p>
      <text:p text:style-name="P8"><text:span text:style-name="Source_20_Text">&lt;a href="../../index.html"&gt;Back to Homepage&lt;/a&gt;</text:span></text:p>
      <text:p text:style-name="Text_20_body"><text:span text:style-name="Strong_20_Emphasis">When to use:</text:span></text:p>
      <text:list xml:id="list8478900625059588159" text:style-name="L5">
        <text:list-item>
          <text:p text:style-name="P5">For local navigation when files are unlikely to move</text:p>
        </text:list-item>
        <text:list-item>
          <text:p text:style-name="P5">Smaller projects with predictable folder structures</text:p>
        </text:list-item>
      </text:list>
      <text:p text:style-name="Horizontal_20_Line"/>
      <text:h text:style-name="Heading_20_3" text:outline-level="3"><text:span text:style-name="Strong_20_Emphasis">C. External Links</text:span></text:h>
      <text:p text:style-name="Text_20_body">External links go to another website entirely.</text:p>
      <text:p text:style-name="Preformatted_20_Text">html</text:p>
      <text:p text:style-name="Preformatted_20_Text">CopyEdit</text:p>
      <text:p text:style-name="P8"><text:span text:style-name="Source_20_Text">&lt;a href="https://developer.mozilla.org/"&gt;MDN Web Docs&lt;/a&gt;</text:span></text:p>
      <text:p text:style-name="Text_20_body">You can make them open in a new tab:</text:p>
      <text:p text:style-name="Preformatted_20_Text">html</text:p>
      <text:p text:style-name="Preformatted_20_Text">CopyEdit</text:p>
      <text:p text:style-name="P8"><text:soft-page-break/><text:span text:style-name="Source_20_Text">&lt;a href="https://developer.mozilla.org/" target="_blank" rel="noopener"&gt;MDN Web Docs&lt;/a&gt;</text:span></text:p>
      <text:p text:style-name="Horizontal_20_Line"/>
      <text:h text:style-name="Heading_20_3" text:outline-level="3"><text:span text:style-name="Strong_20_Emphasis">D. Same-Page (Anchor) Links</text:span></text:h>
      <text:p text:style-name="Text_20_body">Anchor links jump to another location <text:span text:style-name="Strong_20_Emphasis">on the same page</text:span> using IDs.</text:p>
      <text:h text:style-name="Heading_20_4" text:outline-level="4">Step 1 – Give your target an <text:span text:style-name="Source_20_Text">id</text:span>:</text:h>
      <text:p text:style-name="Preformatted_20_Text">html</text:p>
      <text:p text:style-name="Preformatted_20_Text">CopyEdit</text:p>
      <text:p text:style-name="P8"><text:span text:style-name="Source_20_Text">&lt;h2 id="chapter3"&gt;Chapter 3: CSS Basics&lt;/h2&gt;</text:span></text:p>
      <text:h text:style-name="Heading_20_4" text:outline-level="4">Step 2 – Link to it with <text:span text:style-name="Source_20_Text">#id</text:span>:</text:h>
      <text:p text:style-name="Preformatted_20_Text">html</text:p>
      <text:p text:style-name="Preformatted_20_Text">CopyEdit</text:p>
      <text:p text:style-name="P8"><text:span text:style-name="Source_20_Text">&lt;a href="#chapter3"&gt;Go to Chapter 3&lt;/a&gt;</text:span></text:p>
      <text:h text:style-name="Heading_20_4" text:outline-level="4">You can also link from another page to a section:</text:h>
      <text:p text:style-name="Preformatted_20_Text">html</text:p>
      <text:p text:style-name="Preformatted_20_Text">CopyEdit</text:p>
      <text:p text:style-name="P8"><text:span text:style-name="Source_20_Text">&lt;a href="lesson1.html#chapter3"&gt;Go to Lesson 1 – Chapter 3&lt;/a&gt;</text:span></text:p>
      <text:p text:style-name="Horizontal_20_Line"/>
      <text:h text:style-name="Heading_20_3" text:outline-level="3"><text:span text:style-name="Strong_20_Emphasis">E. Email and Phone Links</text:span></text:h>
      <text:p text:style-name="Text_20_body">These use special protocols in <text:span text:style-name="Source_20_Text">href</text:span>.</text:p>
      <text:p text:style-name="Text_20_body">Email:</text:p>
      <text:p text:style-name="Preformatted_20_Text">html</text:p>
      <text:p text:style-name="Preformatted_20_Text">CopyEdit</text:p>
      <text:p text:style-name="P8"><text:span text:style-name="Source_20_Text">&lt;a href="mailto:teacher@example.com"&gt;Email the Teacher&lt;/a&gt;</text:span></text:p>
      <text:p text:style-name="Text_20_body">Phone:</text:p>
      <text:p text:style-name="Preformatted_20_Text">html</text:p>
      <text:p text:style-name="Preformatted_20_Text">CopyEdit</text:p>
      <text:p text:style-name="P8"><text:span text:style-name="Source_20_Text">&lt;a href="tel:+15555550123"&gt;Call Us&lt;/a&gt;</text:span></text:p>
      <text:p text:style-name="Horizontal_20_Line"/>
      <text:h text:style-name="Heading_20_2" text:outline-level="2"><text:span text:style-name="Strong_20_Emphasis">3. Visualizing Folder Navigation</text:span></text:h>
      <text:p text:style-name="Text_20_body">Think of your folders as a <text:span text:style-name="Strong_20_Emphasis">tree</text:span>:</text:p>
      <text:p text:style-name="Preformatted_20_Text">markdown</text:p>
      <text:p text:style-name="Preformatted_20_Text">CopyEdit</text:p>
      <text:p text:style-name="P7"><text:span text:style-name="Source_20_Text">mgu/</text:span></text:p>
      <text:p text:style-name="P7"><text:span text:style-name="Source_20_Text"><text:s/>├── index.html</text:span></text:p>
      <text:p text:style-name="P7"><text:span text:style-name="Source_20_Text"><text:s/>├── departments/</text:span></text:p>
      <text:p text:style-name="P7"><text:span text:style-name="Source_20_Text"><text:s/>│ <text:s text:c="3"/>└── technology.html</text:span></text:p>
      <text:p text:style-name="P7"><text:span text:style-name="Source_20_Text"><text:s/>└── technology/</text:span></text:p>
      <text:p text:style-name="P8"><text:soft-page-break/><text:span text:style-name="Source_20_Text"><text:s text:c="6"/>└── html_css_js_part_1-3.html</text:span></text:p>
      <text:p text:style-name="Text_20_body">From <text:span text:style-name="Source_20_Text">departments/technology.html</text:span> to <text:span text:style-name="Source_20_Text">technology/html_css_js_part_1-3.html</text:span>:</text:p>
      <text:p text:style-name="Preformatted_20_Text">html</text:p>
      <text:p text:style-name="Preformatted_20_Text">CopyEdit</text:p>
      <text:p text:style-name="P8"><text:span text:style-name="Source_20_Text">&lt;a href="../technology/html_css_js_part_1-3.html"&gt;Lesson&lt;/a&gt;</text:span></text:p>
      <text:p text:style-name="Text_20_body">From <text:span text:style-name="Strong_20_Emphasis">anywhere</text:span> using an absolute path:</text:p>
      <text:p text:style-name="Preformatted_20_Text">html</text:p>
      <text:p text:style-name="Preformatted_20_Text">CopyEdit</text:p>
      <text:p text:style-name="P8"><text:span text:style-name="Source_20_Text">&lt;a href="/mgu/technology/html_css_js_part_1-3.html"&gt;Lesson&lt;/a&gt;</text:span></text:p>
      <text:p text:style-name="Horizontal_20_Line"/>
      <text:h text:style-name="Heading_20_2" text:outline-level="2"><text:span text:style-name="Strong_20_Emphasis">4. Best Practices</text:span></text:h>
      <text:list xml:id="list2905936258978408721" text:style-name="L6">
        <text:list-item>
          <text:p text:style-name="P6">Use <text:span text:style-name="Strong_20_Emphasis">absolute paths</text:span> from root (<text:span text:style-name="Source_20_Text">/mgu/...</text:span>) for large projects — avoids counting <text:span text:style-name="Source_20_Text">../</text:span></text:p>
        </text:list-item>
        <text:list-item>
          <text:p text:style-name="P6">Use <text:span text:style-name="Strong_20_Emphasis">relative paths</text:span> for quick prototypes or small sites</text:p>
        </text:list-item>
        <text:list-item>
          <text:p text:style-name="P6">Always add <text:span text:style-name="Source_20_Text">rel="noopener"</text:span> when using <text:span text:style-name="Source_20_Text">target="_blank"</text:span> for security</text:p>
        </text:list-item>
        <text:list-item>
          <text:p text:style-name="P6">Use descriptive link text (avoid “click here”)</text:p>
        </text:list-item>
        <text:list-item>
          <text:p text:style-name="P6">For same-page links, make sure <text:span text:style-name="Source_20_Text">id</text:span> values are unique</text:p>
        </text:list-item>
      </text:list>
      <text:p text:style-name="Horizontal_20_Line"/>
      <text:h text:style-name="Heading_20_2" text:outline-level="2"><text:span text:style-name="Strong_20_Emphasis">5. Quick Reference Table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Link Type</text:p>
            </table:table-cell>
            <table:table-cell table:style-name="Table1.A1" office:value-type="string">
              <text:p text:style-name="Table_20_Heading">Example</text:p>
            </table:table-cell>
            <table:table-cell table:style-name="Table1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Absolute (external)</text:span></text:p>
          </table:table-cell>
          <table:table-cell table:style-name="Table1.A1" office:value-type="string">
            <text:p text:style-name="Table_20_Contents"><text:span text:style-name="Source_20_Text">https://example.com/about.html</text:span></text:p>
          </table:table-cell>
          <table:table-cell table:style-name="Table1.A1" office:value-type="string">
            <text:p text:style-name="Table_20_Contents">To another site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Absolute (internal)</text:span></text:p>
          </table:table-cell>
          <table:table-cell table:style-name="Table1.A1" office:value-type="string">
            <text:p text:style-name="Table_20_Contents"><text:span text:style-name="Source_20_Text">/mgu/lesson1.html</text:span></text:p>
          </table:table-cell>
          <table:table-cell table:style-name="Table1.A1" office:value-type="string">
            <text:p text:style-name="Table_20_Contents">Same site, from root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Relative (same folder)</text:span></text:p>
          </table:table-cell>
          <table:table-cell table:style-name="Table1.A1" office:value-type="string">
            <text:p text:style-name="Table_20_Contents"><text:span text:style-name="Source_20_Text">lesson2.html</text:span></text:p>
          </table:table-cell>
          <table:table-cell table:style-name="Table1.A1" office:value-type="string">
            <text:p text:style-name="Table_20_Contents">Nearby file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Relative (parent)</text:span></text:p>
          </table:table-cell>
          <table:table-cell table:style-name="Table1.A1" office:value-type="string">
            <text:p text:style-name="Table_20_Contents"><text:span text:style-name="Source_20_Text">../index.html</text:span></text:p>
          </table:table-cell>
          <table:table-cell table:style-name="Table1.A1" office:value-type="string">
            <text:p text:style-name="Table_20_Contents">Go up a folder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Anchor (same page)</text:span></text:p>
          </table:table-cell>
          <table:table-cell table:style-name="Table1.A1" office:value-type="string">
            <text:p text:style-name="Table_20_Contents"><text:span text:style-name="Source_20_Text">#section2</text:span></text:p>
          </table:table-cell>
          <table:table-cell table:style-name="Table1.A1" office:value-type="string">
            <text:p text:style-name="Table_20_Contents">Jump within page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Anchor (other page)</text:span></text:p>
          </table:table-cell>
          <table:table-cell table:style-name="Table1.A1" office:value-type="string">
            <text:p text:style-name="Table_20_Contents"><text:span text:style-name="Source_20_Text">lesson1.html#section2</text:span></text:p>
          </table:table-cell>
          <table:table-cell table:style-name="Table1.A1" office:value-type="string">
            <text:p text:style-name="Table_20_Contents">Jump to section in another page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Email</text:span></text:p>
          </table:table-cell>
          <table:table-cell table:style-name="Table1.A1" office:value-type="string">
            <text:p text:style-name="Table_20_Contents"><text:span text:style-name="Source_20_Text">mailto:someone@example.com</text:span></text:p>
          </table:table-cell>
          <table:table-cell table:style-name="Table1.A1" office:value-type="string">
            <text:p text:style-name="Table_20_Contents">Open email client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hone</text:span></text:p>
          </table:table-cell>
          <table:table-cell table:style-name="Table1.A1" office:value-type="string">
            <text:p text:style-name="Table_20_Contents"><text:span text:style-name="Source_20_Text">tel:+15555550123</text:span></text:p>
          </table:table-cell>
          <table:table-cell table:style-name="Table1.A1" office:value-type="string">
            <text:p text:style-name="Table_20_Contents">Call a numbe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8S</meta:editing-duration>
    <meta:editing-cycles>3</meta:editing-cycles>
    <meta:generator>OpenOffice/4.1.15$Win32 OpenOffice.org_project/4115m2$Build-9813</meta:generator>
    <dc:date>2025-08-11T15:57:40.47</dc:date>
    <meta:document-statistic meta:table-count="1" meta:image-count="0" meta:object-count="0" meta:page-count="4" meta:paragraph-count="136" meta:word-count="572" meta:character-count="3862"/>
    <dc:creator>Joseph Malone</dc:creator>
    <meta:user-defined meta:name="Info 1"/>
    <meta:user-defined meta:name="Info 2"/>
    <meta:user-defined meta:name="Info 3"/>
    <meta:user-defined meta:name="Info 4"/>
  </office:meta>
</office:document-meta>
</file>